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a3cc2a" officeooo:paragraph-rsid="00a3cc2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a55144" officeooo:paragraph-rsid="00a5514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a900d2" officeooo:paragraph-rsid="00a900d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abc106" officeooo:paragraph-rsid="00abc10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abc106" officeooo:paragraph-rsid="00abce2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afa3f7" officeooo:paragraph-rsid="00afa3f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b0947e" officeooo:paragraph-rsid="00b0947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b0f588" officeooo:paragraph-rsid="00b0f58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b2dcf8" officeooo:paragraph-rsid="00b2dcf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b406ea" officeooo:paragraph-rsid="00b406e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b43590" officeooo:paragraph-rsid="00b4359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b7cf87" officeooo:paragraph-rsid="00b7cf87" style:font-weight-asian="bold" style:font-weight-complex="bold"/>
    </style:style>
    <style:style style:name="T1" style:family="text">
      <style:text-properties style:text-position="0% 100%" style:text-underline-style="none" fo:font-weight="normal" style:font-weight-asian="normal" style:font-weight-complex="normal"/>
    </style:style>
    <style:style style:name="T2" style:family="text">
      <style:text-properties style:text-position="0% 100%" style:text-underline-style="none" fo:font-weight="normal" officeooo:rsid="00a0616f" style:font-weight-asian="normal" style:font-weight-complex="normal"/>
    </style:style>
    <style:style style:name="T3" style:family="text">
      <style:text-properties style:text-position="0% 100%" style:text-underline-style="none" fo:font-weight="normal" officeooo:rsid="00a6bbed" style:font-weight-asian="normal" style:font-weight-complex="normal"/>
    </style:style>
    <style:style style:name="T4" style:family="text">
      <style:text-properties style:text-position="0% 100%" style:text-underline-style="none" fo:font-weight="normal" officeooo:rsid="00abce28" style:font-weight-asian="normal" style:font-weight-complex="normal"/>
    </style:style>
    <style:style style:name="T5" style:family="text">
      <style:text-properties style:text-position="0% 100%" style:text-underline-style="none" fo:font-weight="normal" officeooo:rsid="00ad34ae" style:font-weight-asian="normal" style:font-weight-complex="normal"/>
    </style:style>
    <style:style style:name="T6" style:family="text">
      <style:text-properties style:text-position="0% 100%" style:text-underline-style="none" fo:font-weight="normal" officeooo:rsid="00b95408" style:font-weight-asian="normal" style:font-weight-complex="normal"/>
    </style:style>
    <style:style style:name="T7" style:family="text">
      <style:text-properties style:text-position="0% 100%" style:text-underline-style="none" fo:font-weight="normal" officeooo:rsid="00b9ce4a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W</text:span><text:span text:style-name="T1">hat are the 3 factors affecting diffusion?</text:span></text:p>
      <text:p text:style-name="P1"><text:span text:style-name="T1"><text:tab/>Surface area, concentration gradient, diffusion distance</text:span></text:p>
      <text:p text:style-name="P1"><text:span text:style-name="T1"/></text:p>
      <text:p text:style-name="P2"><text:span text:style-name="T1">Why is the cell membrane said to be fluid mosaic?</text:span></text:p>
      <text:p text:style-name="P2"><text:span text:style-name="T1"><text:tab/></text:span><text:span text:style-name="T3">Fluid as the phospholipids are free to move and are not bonded</text:span></text:p>
      <text:p text:style-name="P2"><text:span text:style-name="T3"><text:tab/>Mosaic as the proteins and carbohydrates are placed randomly in the membrane.</text:span></text:p>
      <text:p text:style-name="P2"><text:span text:style-name="T3"/></text:p>
      <text:p text:style-name="P3"><text:span text:style-name="T3">W</text:span><text:span text:style-name="T1">hat are the 3 types of active transport?</text:span></text:p>
      <text:p text:style-name="P3"><text:span text:style-name="T1"><text:tab/>Pump proteins, endocytosis, exocytosis</text:span></text:p>
      <text:p text:style-name="P3"><text:span text:style-name="T1"/></text:p>
      <text:p text:style-name="P4"><text:span text:style-name="T1">What bonds hold the primary structure?</text:span></text:p>
      <text:p text:style-name="P4"><text:span text:style-name="T1"><text:tab/>Peptide bonds</text:span></text:p>
      <text:p text:style-name="P4"><text:span text:style-name="T1"/></text:p>
      <text:p text:style-name="P4"><text:span text:style-name="T1">What bonds hold the secondary structure?</text:span></text:p>
      <text:p text:style-name="P4"><text:span text:style-name="T1"><text:tab/></text:span><text:span text:style-name="T4">Hydrogen bonding</text:span></text:p>
      <text:p text:style-name="P4"><text:span text:style-name="T4"/></text:p>
      <text:p text:style-name="P5"><text:span text:style-name="T1">What bonds hold the </text:span><text:span text:style-name="T4">tertiary</text:span><text:span text:style-name="T1"> structure?</text:span></text:p>
      <text:p text:style-name="P5"><text:span text:style-name="T4"><text:tab/></text:span><text:span text:style-name="T5">Disulphide bridges, hydrogen bonds, ionic, hydrophobic/hydrophilic interactions.</text:span></text:p>
      <text:p text:style-name="P5"><text:span text:style-name="T5"/></text:p>
      <text:p text:style-name="P6"><text:span text:style-name="T5">W</text:span><text:span text:style-name="T1">hat are the two types of secondary structure?</text:span></text:p>
      <text:p text:style-name="P6"><text:span text:style-name="T1"><text:tab/>Alpha helix, beta pleated sheet</text:span></text:p>
      <text:p text:style-name="P6"><text:span text:style-name="T1"/></text:p>
      <text:p text:style-name="P7"><text:span text:style-name="T1">Name 3 differences between DNA and RNA.</text:span></text:p>
      <text:p text:style-name="P7"><text:span text:style-name="T1"><text:tab/>RNA has 1 strand, DNA has 2</text:span></text:p>
      <text:p text:style-name="P7"><text:span text:style-name="T1"><text:tab/>RNA has ribose, DNA has deoxyribose</text:span></text:p>
      <text:p text:style-name="P7"><text:span text:style-name="T1"><text:tab/>RNA uses the U base, DNA uses the T base</text:span></text:p>
      <text:p text:style-name="P7"><text:span text:style-name="T1"/></text:p>
      <text:p text:style-name="P8"><text:span text:style-name="T1">What molecule ‘unzips’ DNA?</text:span></text:p>
      <text:p text:style-name="P8"><text:span text:style-name="T1"><text:tab/>DNA helicase</text:span></text:p>
      <text:p text:style-name="P8"><text:span text:style-name="T1"/></text:p>
      <text:p text:style-name="P9"><text:span text:style-name="T1">What molecule joins ‘re-zips’ DNA?</text:span></text:p>
      <text:p text:style-name="P9"><text:span text:style-name="T1"><text:tab/>DNA polymerase</text:span></text:p>
      <text:p text:style-name="P9"><text:span text:style-name="T1"/></text:p>
      <text:p text:style-name="P10"><text:span text:style-name="T1">What 3 words describe the genetic code?</text:span></text:p>
      <text:p text:style-name="P10"><text:span text:style-name="T1"><text:tab/>Universal, degenerate, non-overlapping</text:span></text:p>
      <text:p text:style-name="P10"><text:span text:style-name="T1"/></text:p>
      <text:p text:style-name="P11"><text:span text:style-name="T1">What is incomplete dominance?</text:span></text:p>
      <text:p text:style-name="P11"><text:span text:style-name="T1"><text:tab/>Where both alleles are expressed, e.g. a while allele and a red allele make a pink flower.</text:span></text:p>
      <text:p text:style-name="P11"><text:span text:style-name="T1"/></text:p>
      <text:p text:style-name="P12"><text:span text:style-name="T1">What are the 3 pre-natal genetic testing methods?</text:span></text:p>
      <text:p text:style-name="P12"><text:span text:style-name="T1"><text:tab/></text:span><text:span text:style-name="T6">PIGD </text:span><text:span text:style-name="T7">(before IVF)</text:span><text:span text:style-name="T6">, CVD </text:span><text:span text:style-name="T7">(from placenta)</text:span><text:span text:style-name="T6"> and amniocentesis</text:span><text:span text:style-name="T7">(from amniotic fluid) – in order <text:tab/>of time perio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6T14:10:41.806496041</meta:creation-date>
    <meta:generator>LibreOffice/7.0.4.2$Linux_X86_64 LibreOffice_project/00$Build-2</meta:generator>
    <dc:date>2021-01-07T08:41:59.683161669</dc:date>
    <meta:editing-duration>PT1H15M34S</meta:editing-duration>
    <meta:editing-cycles>126</meta:editing-cycles>
    <meta:document-statistic meta:table-count="0" meta:image-count="0" meta:object-count="0" meta:page-count="1" meta:paragraph-count="29" meta:word-count="198" meta:character-count="1263" meta:non-whitespace-character-count="1076"/>
  </office:meta>
</office:document-meta>
</file>